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Standard">
      <style:paragraph-properties fo:margin-top="0cm" fo:margin-bottom="0.499cm" loext:contextual-spacing="false" style:writing-mode="lr-tb"/>
      <style:text-properties fo:language="en" fo:country="CA"/>
    </style:style>
    <style:style style:name="P3" style:family="paragraph" style:parent-style-name="Standard">
      <style:paragraph-properties style:writing-mode="lr-tb"/>
    </style:style>
    <style:style style:name="P4" style:family="paragraph" style:parent-style-name="Standard">
      <style:paragraph-properties style:writing-mode="lr-tb"/>
      <style:text-properties fo:language="en" fo:country="CA"/>
    </style:style>
    <style:style style:name="P5" style:family="paragraph" style:parent-style-name="Text_20_body" style:list-style-name="L5"/>
    <style:style style:name="P6" style:family="paragraph" style:parent-style-name="Text_20_body">
      <style:text-properties officeooo:rsid="0016e48d" officeooo:paragraph-rsid="0016e48d"/>
    </style:style>
    <style:style style:name="P7" style:family="paragraph" style:parent-style-name="Text_20_body">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paragraph-properties fo:margin-top="0cm" fo:margin-bottom="0cm" loext:contextual-spacing="false"/>
      <style:text-properties officeooo:rsid="0016e48d" officeooo:paragraph-rsid="0016e48d"/>
    </style:style>
    <style:style style:name="P10" style:family="paragraph" style:parent-style-name="Text_20_body">
      <style:paragraph-properties fo:margin-top="0cm" fo:margin-bottom="0cm" loext:contextual-spacing="false" style:writing-mode="lr-tb"/>
    </style:style>
    <style:style style:name="P11" style:family="paragraph" style:parent-style-name="Text_20_body">
      <style:paragraph-properties fo:margin-top="0cm" fo:margin-bottom="0cm" loext:contextual-spacing="false" style:writing-mode="lr-tb"/>
      <style:text-properties fo:language="en" fo:country="CA"/>
    </style:style>
    <style:style style:name="P12" style:family="paragraph" style:parent-style-name="Text_20_body" style:list-style-name="L3">
      <style:paragraph-properties fo:margin-top="0cm" fo:margin-bottom="0cm" loext:contextual-spacing="false" style:writing-mode="lr-tb"/>
      <style:text-properties fo:language="en" fo:country="CA"/>
    </style:style>
    <style:style style:name="P13" style:family="paragraph" style:parent-style-name="Text_20_body" style:list-style-name="L4">
      <style:paragraph-properties fo:margin-top="0cm" fo:margin-bottom="0cm" loext:contextual-spacing="false" style:writing-mode="lr-tb"/>
      <style:text-properties fo:language="en" fo:country="CA"/>
    </style:style>
    <style:style style:name="P14" style:family="paragraph" style:parent-style-name="Text_20_body">
      <style:paragraph-properties fo:margin-top="0cm" fo:margin-bottom="0cm" loext:contextual-spacing="false" style:writing-mode="lr-tb"/>
      <style:text-properties fo:language="en" fo:country="CA" officeooo:rsid="000cff75" officeooo:paragraph-rsid="000cff75"/>
    </style:style>
    <style:style style:name="P15" style:family="paragraph" style:parent-style-name="Text_20_body">
      <style:paragraph-properties fo:margin-top="0cm" fo:margin-bottom="0cm" loext:contextual-spacing="false" style:writing-mode="lr-tb"/>
      <style:text-properties fo:language="en" fo:country="CA" officeooo:rsid="000e99d1" officeooo:paragraph-rsid="000e99d1"/>
    </style:style>
    <style:style style:name="P16" style:family="paragraph" style:parent-style-name="Text_20_body">
      <style:paragraph-properties fo:margin-top="0cm" fo:margin-bottom="0cm" loext:contextual-spacing="false" style:writing-mode="lr-tb"/>
      <style:text-properties fo:language="en" fo:country="CA" officeooo:rsid="000fe2c7" officeooo:paragraph-rsid="000fe2c7"/>
    </style:style>
    <style:style style:name="P17" style:family="paragraph" style:parent-style-name="Text_20_body" style:list-style-name="L12">
      <style:paragraph-properties fo:margin-top="0cm" fo:margin-bottom="0cm" loext:contextual-spacing="false" style:writing-mode="lr-tb"/>
      <style:text-properties fo:language="en" fo:country="CA" officeooo:rsid="00161499" officeooo:paragraph-rsid="00161499"/>
    </style:style>
    <style:style style:name="P18" style:family="paragraph" style:parent-style-name="Text_20_body">
      <style:paragraph-properties fo:margin-top="0cm" fo:margin-bottom="0cm" loext:contextual-spacing="false" style:writing-mode="lr-tb"/>
      <style:text-properties fo:language="en" fo:country="CA" officeooo:rsid="00161caa" officeooo:paragraph-rsid="00161caa"/>
    </style:style>
    <style:style style:name="P19" style:family="paragraph" style:parent-style-name="Text_20_body" style:list-style-name="L10">
      <style:paragraph-properties fo:margin-top="0cm" fo:margin-bottom="0cm" loext:contextual-spacing="false" style:writing-mode="lr-tb"/>
      <style:text-properties officeooo:paragraph-rsid="000fe2c7"/>
    </style:style>
    <style:style style:name="P20" style:family="paragraph" style:parent-style-name="Text_20_body" style:list-style-name="L10">
      <style:paragraph-properties fo:margin-top="0cm" fo:margin-bottom="0cm" loext:contextual-spacing="false" style:writing-mode="lr-tb"/>
      <style:text-properties officeooo:rsid="00133fdb" officeooo:paragraph-rsid="00133fdb"/>
    </style:style>
    <style:style style:name="P21" style:family="paragraph" style:parent-style-name="Text_20_body">
      <style:paragraph-properties fo:margin-top="0cm" fo:margin-bottom="0cm" loext:contextual-spacing="false" style:writing-mode="lr-tb"/>
      <style:text-properties officeooo:rsid="00133fdb" officeooo:paragraph-rsid="00133fdb"/>
    </style:style>
    <style:style style:name="P22" style:family="paragraph" style:parent-style-name="Text_20_body" style:list-style-name="L11">
      <style:paragraph-properties fo:margin-top="0cm" fo:margin-bottom="0cm" loext:contextual-spacing="false" style:writing-mode="lr-tb"/>
      <style:text-properties officeooo:paragraph-rsid="00144a6d"/>
    </style:style>
    <style:style style:name="P23" style:family="paragraph" style:parent-style-name="Text_20_body" style:list-style-name="L11">
      <style:paragraph-properties fo:margin-top="0cm" fo:margin-bottom="0cm" loext:contextual-spacing="false" style:writing-mode="lr-tb"/>
      <style:text-properties officeooo:rsid="00144a6d" officeooo:paragraph-rsid="00144a6d"/>
    </style:style>
    <style:style style:name="P24" style:family="paragraph" style:parent-style-name="Text_20_body" style:list-style-name="L11">
      <style:paragraph-properties fo:margin-top="0cm" fo:margin-bottom="0cm" loext:contextual-spacing="false" style:writing-mode="lr-tb"/>
      <style:text-properties officeooo:rsid="00152438" officeooo:paragraph-rsid="00152438"/>
    </style:style>
    <style:style style:name="P25" style:family="paragraph" style:parent-style-name="Text_20_body">
      <style:paragraph-properties style:writing-mode="lr-tb"/>
    </style:style>
    <style:style style:name="P26" style:family="paragraph" style:parent-style-name="Text_20_body">
      <style:paragraph-properties style:writing-mode="lr-tb"/>
      <style:text-properties fo:language="en" fo:country="CA"/>
    </style:style>
    <style:style style:name="P27" style:family="paragraph" style:parent-style-name="Text_20_body" style:list-style-name="L3">
      <style:paragraph-properties style:writing-mode="lr-tb"/>
      <style:text-properties fo:language="en" fo:country="CA"/>
    </style:style>
    <style:style style:name="P28" style:family="paragraph" style:parent-style-name="Text_20_body" style:list-style-name="L4">
      <style:paragraph-properties style:writing-mode="lr-tb"/>
      <style:text-properties fo:language="en" fo:country="CA"/>
    </style:style>
    <style:style style:name="P29" style:family="paragraph" style:parent-style-name="Text_20_body">
      <style:paragraph-properties style:writing-mode="lr-tb"/>
      <style:text-properties fo:language="en" fo:country="CA" officeooo:rsid="0016e48d" officeooo:paragraph-rsid="0016e48d"/>
    </style:style>
    <style:style style:name="P30" style:family="paragraph" style:parent-style-name="Text_20_body" style:list-style-name="L6">
      <style:paragraph-properties fo:margin-left="0.397cm" fo:margin-right="0cm" fo:margin-top="0cm" fo:margin-bottom="0cm" loext:contextual-spacing="false" fo:text-indent="0cm" style:auto-text-indent="false" style:writing-mode="lr-tb"/>
      <style:text-properties fo:language="en" fo:country="CA"/>
    </style:style>
    <style:style style:name="P31" style:family="paragraph" style:parent-style-name="Text_20_body" style:list-style-name="L6">
      <style:paragraph-properties fo:margin-left="0.397cm" fo:margin-right="0cm" fo:text-indent="0cm" style:auto-text-indent="false" style:writing-mode="lr-tb"/>
      <style:text-properties fo:language="en" fo:country="CA"/>
    </style:style>
    <style:style style:name="P32" style:family="paragraph" style:parent-style-name="Quotations">
      <style:paragraph-properties fo:margin-top="0cm" fo:margin-bottom="0cm" loext:contextual-spacing="false" fo:padding-left="0.049cm" fo:padding-right="0cm" fo:padding-top="0cm" fo:padding-bottom="0cm" fo:border-left="0.06pt solid #cccccc" fo:border-right="none" fo:border-top="none" fo:border-bottom="none" style:writing-mode="lr-tb"/>
    </style:style>
    <style:style style:name="P33" style:family="paragraph" style:parent-style-name="Quotations">
      <style:paragraph-properties fo:margin-top="0cm" fo:margin-bottom="0cm" loext:contextual-spacing="false" fo:padding-left="0.049cm" fo:padding-right="0cm" fo:padding-top="0cm" fo:padding-bottom="0cm" fo:border-left="0.06pt solid #cccccc" fo:border-right="none" fo:border-top="none" fo:border-bottom="none" style:writing-mode="lr-tb"/>
      <style:text-properties fo:language="en" fo:country="CA"/>
    </style:style>
    <style:style style:name="P34" style:family="paragraph" style:parent-style-name="Quotations" style:list-style-name="L7">
      <style:paragraph-properties fo:margin-top="0cm" fo:margin-bottom="0cm" loext:contextual-spacing="false" fo:padding-left="0.049cm" fo:padding-right="0cm" fo:padding-top="0cm" fo:padding-bottom="0cm" fo:border-left="0.06pt solid #cccccc" fo:border-right="none" fo:border-top="none" fo:border-bottom="none" style:writing-mode="lr-tb"/>
      <style:text-properties fo:language="en" fo:country="CA"/>
    </style:style>
    <style:style style:name="P35" style:family="paragraph" style:parent-style-name="Quotations" style:list-style-name="L8">
      <style:paragraph-properties fo:margin-top="0cm" fo:margin-bottom="0cm" loext:contextual-spacing="false" fo:padding-left="0.049cm" fo:padding-right="0cm" fo:padding-top="0cm" fo:padding-bottom="0cm" fo:border-left="0.06pt solid #cccccc" fo:border-right="none" fo:border-top="none" fo:border-bottom="none" style:writing-mode="lr-tb"/>
      <style:text-properties fo:language="en" fo:country="CA"/>
    </style:style>
    <style:style style:name="P36" style:family="paragraph" style:parent-style-name="Quotations">
      <style:paragraph-properties fo:margin-left="0cm" fo:margin-right="0cm" fo:margin-top="0cm" fo:margin-bottom="0cm" loext:contextual-spacing="false" fo:text-indent="0cm" style:auto-text-indent="false" fo:padding-left="0.049cm" fo:padding-right="0cm" fo:padding-top="0cm" fo:padding-bottom="0cm" fo:border-left="0.06pt solid #cccccc" fo:border-right="none" fo:border-top="none" fo:border-bottom="none" style:writing-mode="lr-tb"/>
      <style:text-properties fo:language="en" fo:country="CA"/>
    </style:style>
    <style:style style:name="T1" style:family="text">
      <style:text-properties fo:language="en" fo:country="CA"/>
    </style:style>
    <style:style style:name="T2" style:family="text">
      <style:text-properties fo:language="en" fo:country="CA" officeooo:rsid="000fe2c7"/>
    </style:style>
    <style:style style:name="T3" style:family="text">
      <style:text-properties fo:language="en" fo:country="CA" officeooo:rsid="0012b80e"/>
    </style:style>
    <style:style style:name="T4" style:family="text">
      <style:text-properties fo:language="en" fo:country="CA" officeooo:rsid="00133fdb"/>
    </style:style>
    <style:style style:name="T5" style:family="text">
      <style:text-properties fo:language="en" fo:country="CA" officeooo:rsid="00144a6d"/>
    </style:style>
    <style:style style:name="T6" style:family="text">
      <style:text-properties officeooo:rsid="000e99d1"/>
    </style:style>
    <style:style style:name="T7" style:family="text">
      <style:text-properties officeooo:rsid="000fe2c7"/>
    </style:style>
    <style:style style:name="T8" style:family="text">
      <style:text-properties officeooo:rsid="0016e48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arek,</text:p>
      <text:p text:style-name="P3"/>
      <text:p text:style-name="P2">I'm very much looking forward to speaking with you on Thursday to learn more about the Glia Project. In advance of our conversation, I would like you to think through and come prepared to discuss the following questions. </text:p>
      <text:list xml:id="list1108212013" text:style-name="L3">
        <text:list-item>
          <text:p text:style-name="P12">What is your long-term vision for the organization?</text:p>
        </text:list-item>
      </text:list>
      <text:p text:style-name="P11"/>
      <text:p text:style-name="P14">Part of the organizational challenge is that I'm not entirely sure. It is increasingly evident that the project will not have a defined end as we initially anticipated (creating 5 medical devices and then calling it a day).</text:p>
      <text:p text:style-name="P14"/>
      <text:p text:style-name="P14">As such, the best articulated vision for the organization as far as I can state it is this, <text:span text:style-name="T7">from narrow to broad</text:span>:</text:p>
      <text:p text:style-name="P14"/>
      <text:p text:style-name="P14">1. To <text:span text:style-name="T6">improve medical care for patients everywhere by increasing the availability of high quality medical devices</text:span></text:p>
      <text:p text:style-name="P14">2. To make <text:span text:style-name="T6">those devices using an open source model that fosters collaboration, reduces duplication of effort, decreases cost and increases freedom to derive and duplicate</text:span></text:p>
      <text:p text:style-name="P15">3. To create indigenous biomedical engineering research and development industries in the countries of operation</text:p>
      <text:p text:style-name="P15">4. To create a connection between medical providers and their equipment that eventually creates innovative medical devices</text:p>
      <text:p text:style-name="P16">5. To seed 3D printing, rapid prototyping and “maker culture” into the academic institutions and eventually to popular culture in the countries where we operate.</text:p>
      <text:p text:style-name="P11"/>
      <text:list xml:id="list131323588211323" text:continue-numbering="true" text:style-name="L3">
        <text:list-item>
          <text:p text:style-name="P12">What priorities are critical for the success of the organization in the next year? Next three years?</text:p>
        </text:list-item>
      </text:list>
      <text:p text:style-name="P11"/>
      <text:list xml:id="list3197429986" text:style-name="L10">
        <text:list-item>
          <text:p text:style-name="P19"><text:span text:style-name="T2">Creating durable sources of funds to maintain </text:span><text:span text:style-name="T4">(we have until 2024 for this)</text:span><text:span text:style-name="T2">:</text:span></text:p>
          <text:list>
            <text:list-item>
              <text:p text:style-name="P19"><text:span text:style-name="T2">Operational funding – salaries, rent, utilities</text:span></text:p>
            </text:list-item>
            <text:list-item>
              <text:p text:style-name="P19"><text:span text:style-name="T2">Existing project funding – maintaining current projects so they can be monitored through maturity</text:span></text:p>
            </text:list-item>
            <text:list-item>
              <text:p text:style-name="P19"><text:span text:style-name="T2">New project research and development – Finding new sources of revenue for medical devices we have on the horizon </text:span><text:span text:style-name="T3">and want to develop. These would range €10,000 - €2MM in cost, depending on the complexity of the devices.</text:span></text:p>
            </text:list-item>
          </text:list>
        </text:list-item>
        <text:list-item>
          <text:p text:style-name="P20"><text:span text:style-name="T1">Take current R&amp;D projects into production (1-3 year)</text:span></text:p>
          <text:list>
            <text:list-item>
              <text:p text:style-name="P20"><text:span text:style-name="T1">Pulse oximeter</text:span></text:p>
            </text:list-item>
            <text:list-item>
              <text:p text:style-name="P20"><text:span text:style-name="T1">Electrocardiogram</text:span></text:p>
            </text:list-item>
            <text:list-item>
              <text:p text:style-name="P20"><text:span text:style-name="T1">Tourniquet (injection molded)</text:span></text:p>
            </text:list-item>
          </text:list>
        </text:list-item>
        <text:list-item>
          <text:p text:style-name="P20"><text:span text:style-name="T1">Establish Glia Tunisia office (1 year)</text:span></text:p>
        </text:list-item>
        <text:list-item>
          <text:p text:style-name="P20"><text:span text:style-name="T1">Set free Glia Gaza office (3 year)</text:span></text:p>
        </text:list-item>
      </text:list>
      <text:p text:style-name="P21"><text:span text:style-name="T1"/></text:p>
      <text:p text:style-name="P16"/>
      <text:p text:style-name="P11"><text:soft-page-break/></text:p>
      <text:list xml:id="list131323892345848" text:continue-list="list131323588211323" text:style-name="L3">
        <text:list-item>
          <text:p text:style-name="P12">What are the biggest risks to the organization (those that would cause it to fail - can be internal or external factors)?</text:p>
        </text:list-item>
      </text:list>
      <text:p text:style-name="P11"/>
      <text:list xml:id="list3655271384" text:style-name="L11">
        <text:list-item>
          <text:p text:style-name="P22"><text:span text:style-name="T5">Assassination or arrest of the members of the Gaza team. - External</text:span></text:p>
        </text:list-item>
        <text:list-item>
          <text:p text:style-name="P23"><text:span text:style-name="T1">If there is a loss of trust from regulatory agencies or the public from device failures – Internal/External</text:span></text:p>
        </text:list-item>
        <text:list-item>
          <text:p text:style-name="P24"><text:span text:style-name="T1">If Glia Tunisia fails to launch, this might cripple further attempts to scale the idea, limiting work to Glia Canada / Gaza</text:span></text:p>
        </text:list-item>
      </text:list>
      <text:p text:style-name="P11"/>
      <text:list xml:id="list131323474286643" text:continue-list="list131323892345848" text:style-name="L3">
        <text:list-item>
          <text:p text:style-name="P12">Which priorities do you feel are under-resourced?</text:p>
        </text:list-item>
      </text:list>
      <text:p text:style-name="P11"/>
      <text:list xml:id="list4213483870" text:style-name="L12">
        <text:list-item>
          <text:p text:style-name="P17">Grant writing / fundraising</text:p>
        </text:list-item>
        <text:list-item>
          <text:p text:style-name="P17">Social media / public relations</text:p>
        </text:list-item>
        <text:list-item>
          <text:p text:style-name="P17">Legal / regulatory</text:p>
        </text:list-item>
      </text:list>
      <text:p text:style-name="P11"/>
      <text:list xml:id="list131323909776495" text:continue-list="list131323474286643" text:style-name="L3">
        <text:list-item>
          <text:p text:style-name="P12">Where are YOU personally spending your time? Think about an average week or month for you. What percentage of your time do you dedicate to various types of tasks (e.g., fundraising, product development, production, people management, operations, etc)?</text:p>
        </text:list-item>
      </text:list>
      <text:p text:style-name="P11"/>
      <text:p text:style-name="P18">Fundraising: 20%</text:p>
      <text:p text:style-name="P18">Product development: 30%</text:p>
      <text:p text:style-name="P18">Production: 10%</text:p>
      <text:p text:style-name="P18">People management: 20%</text:p>
      <text:p text:style-name="P18">Operations: 20%</text:p>
      <text:p text:style-name="P11"/>
      <text:list xml:id="list131323372781269" text:continue-numbering="true" text:style-name="L3">
        <text:list-item>
          <text:p text:style-name="P27">How would you describe the working relationships among the team and the culture of the organization?</text:p>
        </text:list-item>
      </text:list>
      <text:p text:style-name="P26"/>
      <text:p text:style-name="P29">To be discussed</text:p>
      <text:p text:style-name="P26"/>
      <text:p text:style-name="P11">Any documentation you can provide me on the organization will be helpful. I will have reviewed your website in detail prior to the call.</text:p>
      <text:p text:style-name="P10"/>
      <text:p text:style-name="P26">I would like to structure our time as follows:</text:p>
      <text:list xml:id="list2855213758" text:style-name="L4">
        <text:list-item>
          <text:p text:style-name="P13">General discussion of the goals and objectives of the Glia organization - 15 mins</text:p>
        </text:list-item>
        <text:list-item>
          <text:p text:style-name="P13">Review and discussion of the questions above - 60 minutes</text:p>
        </text:list-item>
        <text:list-item>
          <text:p text:style-name="P13">Additional questions from Christina based on review of materials - 15 minutes</text:p>
        </text:list-item>
        <text:list-item>
          <text:p text:style-name="P28">Priority identification and next steps - 30 minutes</text:p>
        </text:list-item>
      </text:list>
      <text:p text:style-name="P11"><text:soft-page-break/>Please let me know if there are any additional topics you'd like to cover. I do have additional time available in addition to the two hours outlined above. Happy to use that however you would find most helpful.</text:p>
      <text:p text:style-name="P10"/>
      <text:p text:style-name="P11">I am very happy to be working with you on this. </text:p>
      <text:p text:style-name="P10"/>
      <text:p text:style-name="P11">Regards,</text:p>
      <text:p text:style-name="P11">Christina</text:p>
      <text:p text:style-name="Standard"/>
      <text:p text:style-name="Standard">Tarek,</text:p>
      <text:p text:style-name="Standard"/>
      <text:p text:style-name="P1">I thought of two more questions that I'd like you to think about in advance of our call tomorrow. These are more personal in nature, but helpful for you to think about when considering how your time is best used in leading the team:</text:p>
      <text:list xml:id="list3888009577" text:style-name="L5">
        <text:list-item>
          <text:p text:style-name="P8">What types of work leave you feeling energized, excited, successful, and "in the zone"?</text:p>
        </text:list-item>
      </text:list>
      <text:p text:style-name="P7"/>
      <text:p text:style-name="P9">Clinical work, clinical testing, direct product development and research.</text:p>
      <text:p text:style-name="P7"/>
      <text:list xml:id="list131324200459265" text:continue-numbering="true" text:style-name="L5">
        <text:list-item>
          <text:p text:style-name="P5">What types of work leave you feeling drained? What types of tasks do you often procrastinate or dread?</text:p>
        </text:list-item>
      </text:list>
      <text:p text:style-name="P6">Administrative, fundraising, regulatory</text:p>
      <text:p text:style-name="Text_20_body"/>
      <text:p text:style-name="P7">Regards,</text:p>
      <text:p text:style-name="P7">Christina</text:p>
      <text:p text:style-name="Standard"/>
      <text:p text:style-name="P4">Hi, Tarek-</text:p>
      <text:p text:style-name="P3"/>
      <text:p text:style-name="P2">Given our shorter window this afternoon, I'm reframing the time we have. Please see below for an updated agenda and focus areas.</text:p>
      <text:list xml:id="list4277070580" text:style-name="L6">
        <text:list-item>
          <text:p text:style-name="P30">General discussion of the goals and objectives of the Glia organization - 10 mins</text:p>
        </text:list-item>
        <text:list-item>
          <text:p text:style-name="P30">Overview of Glia - organization structure, people, connection points, etc. (high-level, does not need to be at the individual level) - 10 mins</text:p>
        </text:list-item>
        <text:list-item>
          <text:p text:style-name="P30">Deep dive interview with focus on the following questions - 30 mins</text:p>
          <text:list>
            <text:list-item>
              <text:p text:style-name="P30">What is your long-term vision for the organization?</text:p>
            </text:list-item>
            <text:list-item>
              <text:p text:style-name="P30">What priorities are critical for the success of the organization in the next year? Next three years?</text:p>
            </text:list-item>
            <text:list-item>
              <text:p text:style-name="P30">What are the biggest risks to the organization (those that would cause it to fail - can be internal or external factors)?</text:p>
            </text:list-item>
            <text:list-item>
              <text:p text:style-name="P30">Which priorities do you feel are under-resourced?</text:p>
            </text:list-item>
          </text:list>
        </text:list-item>
        <text:list-item>
          <text:p text:style-name="P31">Priority identification and next steps - 10 mins</text:p>
        </text:list-item>
      </text:list>
      <text:p text:style-name="P11"><text:soft-page-break/>Look forward to speaking,</text:p>
      <text:p text:style-name="P11">Christina</text:p>
      <text:p text:style-name="P7"/>
      <text:p text:style-name="P25"><text:span text:style-name="T1">On Tue, Jun 11, 2019 at 6:29 PM Christina Lexa &lt;</text:span><text:a xlink:type="simple" xlink:href="mailto:christina.lexa@gmail.com" text:style-name="Internet_20_link" text:visited-style-name="Visited_20_Internet_20_Link">christina.lexa@gmail.com</text:a><text:span text:style-name="T1">&gt; wrote:</text:span></text:p>
      <text:p text:style-name="P36">Tarek,</text:p>
      <text:p text:style-name="P32"/>
      <text:p text:style-name="P33">I'm very much looking forward to speaking with you on Thursday to learn more about the Glia Project. In advance of our conversation, I would like you to think through and come prepared to discuss the following questions. </text:p>
      <text:list xml:id="list3617367508" text:style-name="L7">
        <text:list-item>
          <text:p text:style-name="P34">What is your long-term vision for the organization?</text:p>
        </text:list-item>
        <text:list-item>
          <text:p text:style-name="P34">What priorities are critical for the success of the organization in the next year? Next three years?</text:p>
        </text:list-item>
        <text:list-item>
          <text:p text:style-name="P34">What are the biggest risks to the organization (those that would cause it to fail - can be internal or external factors)?</text:p>
        </text:list-item>
        <text:list-item>
          <text:p text:style-name="P34">Which priorities do you feel are under-resourced?</text:p>
        </text:list-item>
        <text:list-item>
          <text:p text:style-name="P34">Where are YOU personally spending your time? Think about an average week or month for you. What percentage of your time do you dedicate to various types of tasks (e.g., fundraising, product development, production, people management, operations, etc)?</text:p>
        </text:list-item>
        <text:list-item>
          <text:p text:style-name="P34">How would you describe the working relationships among the team and the culture of the organization?</text:p>
        </text:list-item>
      </text:list>
      <text:p text:style-name="P33">Any documentation you can provide me on the organization will be helpful. I will have reviewed your website in detail prior to the call.</text:p>
      <text:p text:style-name="P32"/>
      <text:p text:style-name="P33">I would like to structure our time as follows:</text:p>
      <text:list xml:id="list1225507315" text:style-name="L8">
        <text:list-item>
          <text:p text:style-name="P35">General discussion of the goals and objectives of the Glia organization - 15 mins</text:p>
        </text:list-item>
        <text:list-item>
          <text:p text:style-name="P35">Review and discussion of the questions above - 60 minutes</text:p>
        </text:list-item>
        <text:list-item>
          <text:p text:style-name="P35">Additional questions from Christina based on review of materials - 15 minutes</text:p>
        </text:list-item>
        <text:list-item>
          <text:p text:style-name="P35">Priority identification and next steps - 30 minutes</text:p>
        </text:list-item>
      </text:list>
      <text:p text:style-name="P33">Please let me know if there are any additional topics you'd like to cover. I do have additional time available in addition to the two hours outlined above. Happy to use that however you would find most helpful.</text:p>
      <text:p text:style-name="P32"/>
      <text:p text:style-name="P33">I am very happy to be working with you on this. </text:p>
      <text:p text:style-name="P32"/>
      <text:p text:style-name="P33">Regards,</text:p>
      <text:p text:style-name="P33">Christin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ek Loubani</meta:initial-creator>
    <meta:creation-date>2019-06-13T12:00:49.738773234</meta:creation-date>
    <dc:date>2019-06-13T13:13:22.899014711</dc:date>
    <dc:creator>Tarek Loubani</dc:creator>
    <meta:editing-duration>PT20M47S</meta:editing-duration>
    <meta:editing-cycles>10</meta:editing-cycles>
    <meta:generator>LibreOffice/6.2.4.2$Linux_X86_64 LibreOffice_project/20$Build-2</meta:generator>
    <meta:document-statistic meta:table-count="0" meta:image-count="0" meta:object-count="0" meta:page-count="4" meta:paragraph-count="86" meta:word-count="1172" meta:character-count="6891" meta:non-whitespace-character-count="5843"/>
  </office:meta>
</office:document-meta>
</file>